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LLAMCCAYA COMUN, ABIMAE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ASINCHIHU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2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OMUN CONTRERAS, JULIAN BONIFACI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FR. ROJ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NEGR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TRANSPORTE SANCHEZ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3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2T17:48:4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